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2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co1" style:family="table-column">
      <style:table-column-properties style:column-width="4.134cm" style:use-optimal-column-width="false"/>
    </style:style>
    <style:style style:name="co2" style:family="table-column">
      <style:table-column-properties style:column-width="4.116cm" style:use-optimal-column-width="false"/>
    </style:style>
    <style:style style:name="co3" style:family="table-column">
      <style:table-column-properties style:column-width="5.148cm" style:use-optimal-column-width="false"/>
    </style:style>
    <style:style style:name="co4" style:family="table-column">
      <style:table-column-properties style:column-width="3.12cm" style:use-optimal-column-width="false"/>
    </style:style>
    <style:style style:name="co5" style:family="table-column">
      <style:table-column-properties style:column-width="4.403cm" style:use-optimal-column-width="false"/>
    </style:style>
    <style:style style:name="co6" style:family="table-column">
      <style:table-column-properties style:column-width="4.384cm" style:use-optimal-column-width="false"/>
    </style:style>
    <style:style style:name="co7" style:family="table-column">
      <style:table-column-properties style:column-width="2.977cm" style:use-optimal-column-width="false"/>
    </style:style>
    <style:style style:name="co8" style:family="table-column">
      <style:table-column-properties style:column-width="5.794cm" style:use-optimal-column-width="false"/>
    </style:style>
    <style:style style:name="ro1" style:family="table-row">
      <style:table-row-properties style:row-height="0.643cm" style:use-optimal-row-height="false"/>
    </style:style>
    <style:style style:name="ro2" style:family="table-row">
      <style:table-row-properties style:row-height="0.719cm" style:use-optimal-row-height="false"/>
    </style:style>
    <style:style style:name="ro3" style:family="table-row">
      <style:table-row-properties style:row-height="0.918cm" style:use-optimal-row-height="false"/>
    </style:style>
    <style:style style:name="ro4" style:family="table-row">
      <style:table-row-properties style:row-height="1.568cm" style:use-optimal-row-height="false"/>
    </style:style>
    <style:style style:name="ro5" style:family="table-row">
      <style:table-row-properties style:row-height="0.824cm" style:use-optimal-row-height="false"/>
    </style:style>
    <style:style style:name="ce1" style:family="table-cell">
      <style:text-properties fo:font-size="16pt" style:font-size-asian="16pt" style:font-size-complex="16p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/>
      <style:text-properties style:font-size-asian="16pt" style:font-size-complex="16pt"/>
    </style:style>
    <style:style style:name="P3" style:family="paragraph">
      <style:paragraph-properties fo:margin-top="0cm" fo:margin-bottom="0cm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standard" xml:id="id3" draw:id="id3" draw:layer="layout" svg:width="33.035cm" svg:height="2.402cm" svg:x="1.848cm" svg:y="8.1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 table:number-columns-spanned="8">
                <text:p text:style-name="P1"><text:span text:style-name="T1">build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2"><text:span text:style-name="T1">id </text:span><text:span text:style-name="T1"><text:line-break/></text:span><text:span text:style-name="T1">&lt;primary key&gt;</text:span></text:p>
              </table:table-cell>
              <table:table-cell>
                <text:p><text:span text:style-name="T1">user_id </text:span><text:span text:style-name="T1"><text:line-break/></text:span><text:span text:style-name="T1">&lt;foregin_key&gt;</text:span></text:p>
              </table:table-cell>
              <table:table-cell>
                <text:p><text:span text:style-name="T1">guild_id </text:span><text:span text:style-name="T1"><text:line-break/></text:span><text:span text:style-name="T1">&lt;foreign_key&gt;</text:span></text:p>
              </table:table-cell>
              <table:table-cell>
                <text:p text:style-name="P3">notation</text:p>
              </table:table-cell>
              <table:table-cell>
                <text:p text:style-name="P3"><text:span text:style-name="T1">name</text:span></text:p>
              </table:table-cell>
              <table:table-cell>
                <text:p text:style-name="P3"><text:span text:style-name="T1">type</text:span></text:p>
              </table:table-cell>
              <table:table-cell>
                <text:p text:style-name="P3"><text:span text:style-name="T1">link</text:span></text:p>
              </table:table-cell>
              <table:table-cell>
                <text:p text:style-name="P3">descriptio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16.535cm" svg:height="2.485cm" svg:x="1.848cm" svg:y="12.725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4"/>
            <table:table-column table:style-name="co1"/>
            <table:table-row table:style-name="ro3" table:default-cell-style-name="ce1">
              <table:table-cell table:number-columns-spanned="4">
                <text:p text:style-name="P1"><text:span text:style-name="T1">pilots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1">
              <table:table-cell>
                <text:p text:style-name="P2"><text:span text:style-name="T1">user_id </text:span><text:span text:style-name="T1"><text:line-break/></text:span><text:span text:style-name="T1">&lt;primary key&gt;</text:span></text:p>
              </table:table-cell>
              <table:table-cell>
                <text:p text:style-name="P3">guild_id</text:p>
                <text:p text:style-name="P3"><text:span text:style-name="T1">&lt;primary key&gt;</text:span></text:p>
              </table:table-cell>
              <table:table-cell>
                <text:p text:style-name="P3"><text:span text:style-name="T1">name</text:span></text:p>
              </table:table-cell>
              <table:table-cell>
                <text:p text:style-name="P3"><text:span text:style-name="T1">nick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1" draw:text-style-name="P4" draw:layer="layout" svg:x1="10.115cm" svg:y1="15.21cm" svg:x2="24.531cm" svg:y2="17.356cm" draw:start-shape="id1" draw:end-shape="id2" svg:d="M10115 15210v1074h14416v1072" svg:viewBox="0 0 14417 2147">
          <text:p/>
        </draw:connector>
        <draw:connector draw:style-name="gr2" draw:text-style-name="P4" draw:layer="layout" svg:x1="10.115cm" svg:y1="12.725cm" svg:x2="18.365cm" svg:y2="10.575cm" draw:start-shape="id1" draw:end-shape="id3" svg:d="M10115 12725v-1074h8250v-1076" svg:viewBox="0 0 8251 2151">
          <text:p/>
        </draw:connector>
        <draw:frame draw:style-name="standard" xml:id="id2" draw:id="id2" draw:layer="layout" svg:width="45.366cm" svg:height="2.402cm" svg:x="1.848cm" svg:y="17.35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row table:style-name="ro5" table:default-cell-style-name="ce1">
              <table:table-cell table:number-columns-spanned="10">
                <text:p text:style-name="P1"><text:span text:style-name="T1">zone_report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2"><text:span text:style-name="T1">id </text:span><text:span text:style-name="T1"><text:line-break/></text:span><text:span text:style-name="T1">&lt;primary key&gt;</text:span></text:p>
              </table:table-cell>
              <table:table-cell>
                <text:p><text:span text:style-name="T1">user_id</text:span><text:span text:style-name="T1"><text:line-break/></text:span><text:span text:style-name="T1">&lt;foregin_key&gt;</text:span></text:p>
              </table:table-cell>
              <table:table-cell>
                <text:p><text:span text:style-name="T1">guild_id</text:span><text:span text:style-name="T1"><text:line-break/></text:span><text:span text:style-name="T1">&lt;foreign_key&gt;</text:span></text:p>
              </table:table-cell>
              <table:table-cell>
                <text:p text:style-name="P3">system</text:p>
              </table:table-cell>
              <table:table-cell>
                <text:p text:style-name="P3"><text:span text:style-name="T1">zone_type</text:span></text:p>
              </table:table-cell>
              <table:table-cell>
                <text:p text:style-name="P3"><text:span text:style-name="T1">date</text:span></text:p>
              </table:table-cell>
              <table:table-cell>
                <text:p text:style-name="P3">pilots</text:p>
              </table:table-cell>
              <table:table-cell>
                <text:p text:style-name="P3">timings</text:p>
              </table:table-cell>
              <table:table-cell>
                <text:p text:style-name="P3">completion_time</text:p>
              </table:table-cell>
              <table:table-cell>
                <text:p><text:span text:style-name="T1">spawn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5.366cm" svg:height="2.402cm" svg:x="1.812cm" svg:y="21.34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row table:style-name="ro5" table:default-cell-style-name="ce1">
              <table:table-cell table:number-columns-spanned="10">
                <text:p text:style-name="P1"><text:span text:style-name="T1">kill_report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2"><text:span text:style-name="T1">id </text:span><text:span text:style-name="T1"><text:line-break/></text:span><text:span text:style-name="T1">&lt;primary key&gt;</text:span></text:p>
              </table:table-cell>
              <table:table-cell>
                <text:p><text:span text:style-name="T1">user_id</text:span><text:span text:style-name="T1"><text:line-break/></text:span><text:span text:style-name="T1">&lt;foregin_key&gt;</text:span></text:p>
              </table:table-cell>
              <table:table-cell>
                <text:p><text:span text:style-name="T1">guild_id</text:span><text:span text:style-name="T1"><text:line-break/></text:span><text:span text:style-name="T1">&lt;foreign_key&gt;</text:span></text:p>
              </table:table-cell>
              <table:table-cell>
                <text:p text:style-name="P3">system</text:p>
              </table:table-cell>
              <table:table-cell>
                <text:p text:style-name="P3"><text:span text:style-name="T1">kill_type</text:span></text:p>
              </table:table-cell>
              <table:table-cell>
                <text:p text:style-name="P3"><text:span text:style-name="T1">date</text:span></text:p>
              </table:table-cell>
              <table:table-cell>
                <text:p text:style-name="P3">pilots</text:p>
              </table:table-cell>
              <table:table-cell>
                <text:p text:style-name="P3">timings</text:p>
              </table:table-cell>
              <table:table-cell>
                <text:p text:style-name="P3">completion_time</text:p>
              </table:table-cell>
              <table:table-cell>
                <text:p><text:span text:style-name="T1">spawns</text:span></text:p>
              </table:table-cell>
            </table:table-row>
          </table:table>
          <draw:image xlink:href="Pictures/TablePreview4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60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05T16:49:51.232000000</dc:date>
    <meta:editing-duration>PT2H38M58S</meta:editing-duration>
    <meta:editing-cycles>3</meta:editing-cycles>
    <meta:generator>LibreOffice/7.2.2.2$Windows_X86_64 LibreOffice_project/02b2acce88a210515b4a5bb2e46cbfb63fe97d56</meta:generator>
    <meta:document-statistic meta:object-count="6"/>
  </office:meta>
</office:document-meta>
</file>